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3916568"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The applications must run within the virtualized OS to take advantage of the simulated NVME hardware, but compilation doesn't have to occur there as long as both have an identical kernel. This tutorial chooses to utilize different host and virtualized OSes, thus compiling the NVME compliance test suite must occur within the virtualized OS.</text:p>
            </text:list-item>
            <text:list-item>
              <text:p text:style-name="P2">For the purposes of this tutorial, the chosen host OS was RHEL 5.5, kernel 2.6.18-194.el5</text:p>
            </text:list-item>
          </text:list>
        </text:list-item>
        <text:list-item>
          <text:p text:style-name="P2">Compile QEMU on the host OS</text:p>
          <text:list>
            <text:list-item>
              <text:p text:style-name="P2">Execute the shell script <text:span text:style-name="T2">nvme/manage/buildqmu.sh</text:span></text:p>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3">Locate and download a Linux based 64b OS to virtualize</text:p>
          <text:list>
            <text:list-item>
              <text:p text:style-name="P3">Download the iso file into directory <text:span text:style-name="T2">nvme/manage/vkernel</text:span></text:p>
            </text:list-item>
            <text:list-item>
              <text:p text:style-name="P3">For the purposes of this tutorial the chosen ISO file was nvme/manage/vkernel/Fedora-13-x86_64-DVD.iso</text:p>
            </text:list-item>
          </text:list>
        </text:list-item>
        <text:list-item>
          <text:p text:style-name="P3">Install the chosen virtualized OS to the virtual HD</text:p>
          <text:list>
            <text:list-item>
              <text:p text:style-name="P4">cd nvme/manage</text:p>
            </text:list-item>
            <text:list-item>
              <text:p text:style-name="P4">./runqmu.sh &lt;your_virtual_HD_filename&gt; &lt;your_iso_image_filename&gt;</text:p>
              <text:list>
                <text:list-item>
                  <text:p text:style-name="P3">A terminal windows should launch into view booting from the supplied ISO file.</text:p>
                </text:list-item>
                <text:list-item>
                  <text:p text:style-name="P3">Follow through the usual actions to install the OS onto the virtual HD.</text:p>
                </text:list-item>
                <text:list-item>
                  <text:p text:style-name="P3">Feel free to partition/format/re-initialize virtual HD as necessary.</text:p>
                </text:list-item>
                <text:list-item>
                  <text:p text:style-name="P3">Note: The last file copied to the virtual HD may appear to take a very long time, or seem like QEMU is hung, please be patient and provide ~ 20 min. for this last file/phase to complete. Remember QEMU is a virtualized environment and things should be expected to take longer.</text:p>
                </text:list-item>
                <text:list-item>
                  <text:p text:style-name="P3"><text:soft-page-break/>At the end of a successful installation reboot the virtual machine. The machine won't actually reboot, but it will stop all daemons and execute down to run level 1. At this point simply close the QEMU terminal window.</text:p>
                </text:list-item>
              </text:list>
            </text:list-item>
          </text:list>
        </text:list-item>
        <text:list-item>
          <text:p text:style-name="P3">Boot the virtual machine from the virtual HD</text:p>
          <text:list>
            <text:list-item>
              <text:p text:style-name="P4">cd nvme/manage</text:p>
            </text:list-item>
            <text:list-item>
              <text:p text:style-name="P4">./runqmu.sh &lt;your_virtual_HD_filename&gt;</text:p>
            </text:list-item>
          </text:list>
        </text:list-item>
        <text:list-item>
          <text:p text:style-name="P3">Virtual machine overhead (optional)</text:p>
          <text:list>
            <text:list-item>
              <text:p text:style-name="P3">There will most likely be some slowness in the virtual OS. This can be minimized by choosing to boot multiuser run level 3, i.e. the command line, no GUI environment.</text:p>
            </text:list-item>
            <text:list-item>
              <text:p text:style-name="P3">Boot to run level 3</text:p>
              <text:list>
                <text:list-item>
                  <text:p text:style-name="P4">sudo vi /etc/inittab</text:p>
                  <text:list>
                    <text:list-item>
                      <text:p text:style-name="P3">Seek for the line “id:5:initdefault:”</text:p>
                      <text:list>
                        <text:list-item>
                          <text:p text:style-name="P3">Change '5' to '3'</text:p>
                        </text:list-item>
                      </text:list>
                    </text:list-item>
                    <text:list-item>
                      <text:p text:style-name="P3">Save the file and reboot.</text:p>
                    </text:list-item>
                  </text:list>
                </text:list-item>
                <text:list-item>
                  <text:p text:style-name="P3">Command “telinit” can also change run levels dynamically</text:p>
                  <text:list>
                    <text:list-item>
                      <text:p text:style-name="P3">levels</text:p>
                      <text:list>
                        <text:list-item>
                          <text:p text:style-name="P3">0: shutdown</text:p>
                        </text:list-item>
                        <text:list-item>
                          <text:p text:style-name="P3">1: single user mode (root only)</text:p>
                        </text:list-item>
                        <text:list-item>
                          <text:p text:style-name="P3">2: multiuser, w/o networking</text:p>
                        </text:list-item>
                        <text:list-item>
                          <text:p text:style-name="P3">3: multiuser</text:p>
                        </text:list-item>
                        <text:list-item>
                          <text:p text:style-name="P3">5: XWindows</text:p>
                        </text:list-item>
                        <text:list-item>
                          <text:p text:style-name="P3">6: restart</text:p>
                        </text:list-item>
                      </text:list>
                    </text:list-item>
                  </text:list>
                </text:list-item>
              </text:list>
            </text:list-item>
          </text:list>
        </text:list-item>
        <text:list-item>
          <text:p text:style-name="P3">Build and install the NVME compliance test driver</text:p>
          <text:list>
            <text:list-item>
              <text:p text:style-name="P3">Install Linux kernel header files</text:p>
              <text:list>
                <text:list-item>
                  <text:p text:style-name="P3">A kernel module must be built against the same Linux header files on which it will be installed. This tutorial has chosen the virtual OS of Fedora-13-x86_64-DVD.iso</text:p>
                </text:list-item>
                <text:list-item>
                  <text:p text:style-name="P4">sudo yum install kernel-devel-2.6.33.3-85.fc13.x86_64</text:p>
                </text:list-item>
              </text:list>
            </text:list-item>
            <text:list-item>
              <text:p text:style-name="P3">Build the kernel module</text:p>
              <text:list>
                <text:list-item>
                  <text:p text:style-name="P4">cd nvme/dnvme</text:p>
                </text:list-item>
                <text:list-item>
                  <text:p text:style-name="P3">Edit the Makefile's KDIR variable to point to the location of your virtual machines installed header files.</text:p>
                </text:list-item>
                <text:list-item>
                  <text:p text:style-name="P4">make</text:p>
                </text:list-item>
              </text:list>
            </text:list-item>
            <text:list-item>
              <text:p text:style-name="P3">Install the kernel module</text:p>
              <text:list>
                <text:list-item>
                  <text:p text:style-name="P4">sudo insmod dnvme.ko</text:p>
                </text:list-item>
              </text:list>
            </text:list-item>
          </text:list>
        </text:list-item>
        <text:list-item>
          <text:p text:style-name="P3">Build and run the NVME compliance test suite</text:p>
          <text:list>
            <text:list-item>
              <text:p text:style-name="P3">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utalized OS environment to allow compiling.</text:p>
            </text:list-item>
            <text:list-item>
              <text:p text:style-name="P4">cd nvme/tnvme</text:p>
            </text:list-item>
            <text:list-item>
              <text:p text:style-name="P4">make</text:p>
            </text:list-item>
            <text:list-item>
              <text:p text:style-name="P4">tnvme -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1-06-27T08:05:00</dc:date>
    <meta:editing-duration>PT59M2S</meta:editing-duration>
    <meta:editing-cycles>20</meta:editing-cycles>
    <meta:generator>LibreOffice/3.3$Unix LibreOffice_project/330m19$Build-202</meta:generator>
    <meta:document-statistic meta:table-count="0" meta:image-count="0" meta:object-count="0" meta:page-count="2" meta:paragraph-count="56" meta:word-count="830" meta:character-count="5214"/>
  </office:meta>
</office:document-meta>
</file>